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text-position="super 58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2.5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65cm" svg:height="1.27cm" svg:x="8.86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cm" svg:height="1.27cm" svg:x="15.6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0.885cm" svg:x="2.87cm" svg:y="1.42cm">
          <draw:text-box>
            <text:p text:style-name="P2"><text:span text:style-name="T1">HLR</text:span></text:p>
          </draw:text-box>
        </draw:frame>
        <draw:frame draw:style-name="gr2" draw:text-style-name="P2" draw:layer="layout" svg:width="4.664cm" svg:height="1.361cm" svg:x="8.901cm" svg:y="1.135cm">
          <draw:text-box>
            <text:p text:style-name="P2"><text:span text:style-name="T1">Mobicents USSD Gateway</text:span></text:p>
          </draw:text-box>
        </draw:frame>
        <draw:frame draw:style-name="gr2" draw:text-style-name="P2" draw:layer="layout" svg:width="4.664cm" svg:height="1.379cm" svg:x="15.701cm" svg:y="1.136cm">
          <draw:text-box>
            <text:p text:style-name="P2"><text:span text:style-name="T1">3</text:span><text:span text:style-name="T2">rd</text:span><text:span text:style-name="T1"> Party</text:span></text:p>
            <text:p text:style-name="P2"><text:span text:style-name="T1">Apploication</text:span></text:p>
          </draw:text-box>
        </draw:frame>
        <draw:line draw:style-name="gr3" draw:text-style-name="P1" draw:layer="layout" svg:x1="3.67cm" svg:y1="2.405cm" svg:x2="3.67cm" svg:y2="18.915cm">
          <text:p/>
        </draw:line>
        <draw:line draw:style-name="gr3" draw:text-style-name="P1" draw:layer="layout" svg:x1="11.17cm" svg:y1="2.405cm" svg:x2="11.17cm" svg:y2="18.915cm">
          <text:p/>
        </draw:line>
        <draw:line draw:style-name="gr3" draw:text-style-name="P1" draw:layer="layout" svg:x1="17.07cm" svg:y1="2.405cm" svg:x2="17.07cm" svg:y2="18.915cm">
          <text:p/>
        </draw:line>
        <draw:frame draw:style-name="gr4" draw:text-style-name="P3" draw:layer="layout" svg:width="3.93cm" svg:height="1.433cm" svg:x="0.88cm" svg:y="2.785cm">
          <draw:text-box>
            <text:p text:style-name="P3"><text:span text:style-name="T3">Subscribes </text:span></text:p>
            <text:p text:style-name="P3"><text:span text:style-name="T3">sends USSD </text:span></text:p>
            <text:p text:style-name="P3"><text:span text:style-name="T3">Request</text:span></text:p>
          </draw:text-box>
        </draw:frame>
        <draw:line draw:style-name="gr5" draw:text-style-name="P1" draw:layer="layout" svg:x1="3.672cm" svg:y1="4.91cm" svg:x2="11.16cm" svg:y2="4.91cm">
          <text:p/>
        </draw:line>
        <draw:frame draw:style-name="gr6" draw:text-style-name="P3" draw:layer="layout" svg:width="8.285cm" svg:height="1.039cm" svg:x="3.54cm" svg:y="3.975cm">
          <draw:text-box>
            <text:p text:style-name="P3"><text:span text:style-name="T3">MAP </text:span></text:p>
            <text:p text:style-name="P3"><text:span text:style-name="T3">PROCESS_UNSTRUCTURED_SS_REQUEST</text:span></text:p>
          </draw:text-box>
        </draw:frame>
        <draw:line draw:style-name="gr5" draw:text-style-name="P1" draw:layer="layout" svg:x1="11.186cm" svg:y1="5.81cm" svg:x2="17.034cm" svg:y2="5.81cm">
          <text:p/>
        </draw:line>
        <draw:frame draw:style-name="gr6" draw:text-style-name="P3" draw:layer="layout" svg:width="5.434cm" svg:height="1.039cm" svg:x="12.43cm" svg:y="4.88cm">
          <draw:text-box>
            <text:p text:style-name="P3"><text:span text:style-name="T3">HTTP POST Request</text:span></text:p>
            <text:p text:style-name="P3"><text:span text:style-name="T3">with XML payload </text:span></text:p>
          </draw:text-box>
        </draw:frame>
        <draw:frame draw:style-name="gr4" draw:text-style-name="P3" draw:layer="layout" svg:width="3.645cm" svg:height="1.827cm" svg:x="16.945cm" svg:y="6.052cm">
          <draw:text-box>
            <text:p text:style-name="P3"><text:span text:style-name="T3">Application gets new Session and </text:span></text:p>
            <text:p text:style-name="P3"><text:span text:style-name="T3">maintains it till last response </text:span></text:p>
          </draw:text-box>
        </draw:frame>
        <draw:line draw:style-name="gr7" draw:text-style-name="P1" draw:layer="layout" svg:x1="11.186cm" svg:y1="8.51cm" svg:x2="17.06cm" svg:y2="8.51cm">
          <text:p/>
        </draw:line>
        <draw:frame draw:style-name="gr6" draw:text-style-name="P3" draw:layer="layout" svg:width="5.434cm" svg:height="1.039cm" svg:x="12.43cm" svg:y="7.581cm">
          <draw:text-box>
            <text:p text:style-name="P3"><text:span text:style-name="T3">HTTP Response</text:span></text:p>
            <text:p text:style-name="P3"><text:span text:style-name="T3"><text:s/></text:span><text:span text:style-name="T3">with XML payload </text:span></text:p>
          </draw:text-box>
        </draw:frame>
        <draw:line draw:style-name="gr7" draw:text-style-name="P1" draw:layer="layout" svg:x1="3.672cm" svg:y1="9.41cm" svg:x2="11.16cm" svg:y2="9.41cm">
          <text:p/>
        </draw:line>
        <draw:frame draw:style-name="gr6" draw:text-style-name="P3" draw:layer="layout" svg:width="6.984cm" svg:height="1.039cm" svg:x="4.041cm" svg:y="8.476cm">
          <draw:text-box>
            <text:p text:style-name="P3"><text:span text:style-name="T3">MAP </text:span></text:p>
            <text:p text:style-name="P3"><text:span text:style-name="T3">UNSTRUCTURED_SS_REQUEST</text:span></text:p>
          </draw:text-box>
        </draw:frame>
        <draw:frame draw:style-name="gr4" draw:text-style-name="P3" draw:layer="layout" svg:width="3.93cm" svg:height="1.433cm" svg:x="0.88cm" svg:y="9.486cm">
          <draw:text-box>
            <text:p text:style-name="P3"><text:span text:style-name="T3">Subscribes </text:span></text:p>
            <text:p text:style-name="P3"><text:span text:style-name="T3">gets menu and </text:span></text:p>
            <text:p text:style-name="P3"><text:span text:style-name="T3">replies <text:s/></text:span></text:p>
          </draw:text-box>
        </draw:frame>
        <draw:frame draw:style-name="gr6" draw:text-style-name="P3" draw:layer="layout" svg:width="8.285cm" svg:height="1.039cm" svg:x="3.541cm" svg:y="3.976cm">
          <draw:text-box>
            <text:p text:style-name="P3"><text:span text:style-name="T3">MAP </text:span></text:p>
            <text:p text:style-name="P3"><text:span text:style-name="T3">PROCESS_UNSTRUCTURED_SS_REQUEST</text:span></text:p>
          </draw:text-box>
        </draw:frame>
        <draw:line draw:style-name="gr5" draw:text-style-name="P1" draw:layer="layout" svg:x1="3.672cm" svg:y1="11.51cm" svg:x2="11.16cm" svg:y2="11.51cm">
          <text:p/>
        </draw:line>
        <draw:frame draw:style-name="gr6" draw:text-style-name="P3" draw:layer="layout" svg:width="8.285cm" svg:height="1.039cm" svg:x="3.541cm" svg:y="10.576cm">
          <draw:text-box>
            <text:p text:style-name="P3"><text:span text:style-name="T3">MAP </text:span></text:p>
            <text:p text:style-name="P3"><text:span text:style-name="T3">PROCESS_UNSTRUCTURED_SS_RESPONSE</text:span></text:p>
          </draw:text-box>
        </draw:frame>
        <draw:line draw:style-name="gr5" draw:text-style-name="P1" draw:layer="layout" svg:x1="11.186cm" svg:y1="12.71cm" svg:x2="17.034cm" svg:y2="12.71cm">
          <text:p/>
        </draw:line>
        <draw:frame draw:style-name="gr6" draw:text-style-name="P3" draw:layer="layout" svg:width="6.704cm" svg:height="1.039cm" svg:x="11.16cm" svg:y="11.681cm">
          <draw:text-box>
            <text:p text:style-name="P3"><text:span text:style-name="T3">HTTP POST Request</text:span></text:p>
            <text:p text:style-name="P3"><text:span text:style-name="T3">with XML payload. Same session</text:span></text:p>
          </draw:text-box>
        </draw:frame>
        <draw:line draw:style-name="gr7" draw:text-style-name="P1" draw:layer="layout" svg:x1="11.186cm" svg:y1="15.11cm" svg:x2="17.06cm" svg:y2="15.11cm">
          <text:p/>
        </draw:line>
        <draw:frame draw:style-name="gr6" draw:text-style-name="P3" draw:layer="layout" svg:width="5.434cm" svg:height="1.039cm" svg:x="12.43cm" svg:y="14.181cm">
          <draw:text-box>
            <text:p text:style-name="P3"><text:span text:style-name="T3">HTTP Response</text:span></text:p>
            <text:p text:style-name="P3"><text:span text:style-name="T3"><text:s/></text:span><text:span text:style-name="T3">with XML payload </text:span></text:p>
          </draw:text-box>
        </draw:frame>
        <draw:line draw:style-name="gr7" draw:text-style-name="P1" draw:layer="layout" svg:x1="3.672cm" svg:y1="16.01cm" svg:x2="11.16cm" svg:y2="16.01cm">
          <text:p/>
        </draw:line>
        <draw:frame draw:style-name="gr6" draw:text-style-name="P3" draw:layer="layout" svg:width="6.984cm" svg:height="1.433cm" svg:x="4.041cm" svg:y="14.776cm">
          <draw:text-box>
            <text:p text:style-name="P3"><text:span text:style-name="T3">MAP </text:span></text:p>
            <text:p text:style-name="P3"><text:span text:style-name="T3">PROCESS_UNSTRUCTURED_SS_RESPONSE</text:span></text:p>
          </draw:text-box>
        </draw:frame>
        <draw:frame draw:style-name="gr4" draw:text-style-name="P3" draw:layer="layout" svg:width="3.645cm" svg:height="2.221cm" svg:x="16.946cm" svg:y="12.553cm">
          <draw:text-box>
            <text:p text:style-name="P3"><text:span text:style-name="T3">Application gets input from users, sends final response and invalidates session</text:span></text:p>
          </draw:text-box>
        </draw:frame>
        <draw:frame draw:style-name="gr4" draw:text-style-name="P3" draw:layer="layout" svg:width="3.295cm" svg:height="1.433cm" svg:x="1.48cm" svg:y="15.987cm">
          <draw:text-box>
            <text:p text:style-name="P3"><text:span text:style-name="T3">Subscribes </text:span></text:p>
            <text:p text:style-name="P3"><text:span text:style-name="T3">gets final response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mit Bhayani</meta:initial-creator>
    <meta:creation-date>2012-06-18T11:55:59</meta:creation-date>
    <dc:date>2012-06-18T12:24:03</dc:date>
    <dc:creator>Amit Bhayani</dc:creator>
    <meta:editing-duration>PT28M4S</meta:editing-duration>
    <meta:editing-cycles>33</meta:editing-cycles>
    <meta:generator>OpenOffice.org/3.3$Unix OpenOffice.org_project/330m20$Build-9567</meta:generator>
    <meta:document-statistic meta:object-count="31"/>
  </office:meta>
</office:document-meta>
</file>